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Überschrift2" style:master-page-name="MP0" style:family="paragraph">
      <style:paragraph-properties fo:break-before="page" fo:margin-top="0in" fo:margin-bottom="0.2076in"/>
    </style:style>
    <style:style style:name="T2" style:parent-style-name="Absatz-Standardschriftart" style:family="text">
      <style:text-properties style:font-name="Aptos" style:font-name-asian="Aptos" style:font-name-complex="Aptos" fo:font-size="12pt" style:font-size-asian="12pt" style:font-size-complex="12pt"/>
    </style:style>
    <style:style style:name="P3" style:parent-style-name="Standard" style:family="paragraph">
      <style:paragraph-properties fo:margin-top="0.1666in" fo:margin-bottom="0.1666in"/>
    </style:style>
    <style:style style:name="T4" style:parent-style-name="Absatz-Standardschriftart" style:family="text">
      <style:text-properties style:font-name="Aptos" style:font-name-asian="Aptos" style:font-name-complex="Aptos"/>
    </style:style>
    <style:style style:name="T5" style:parent-style-name="Absatz-Standardschriftart" style:family="text">
      <style:text-properties style:font-name="Aptos" style:font-name-asian="Aptos" style:font-name-complex="Aptos" fo:font-weight="bold" style:font-weight-asian="bold" style:font-weight-complex="bold"/>
    </style:style>
    <style:style style:name="T6" style:parent-style-name="Absatz-Standardschriftart" style:family="text">
      <style:text-properties style:font-name="Aptos" style:font-name-asian="Aptos" style:font-name-complex="Aptos"/>
    </style:style>
    <style:style style:name="T7" style:parent-style-name="Absatz-Standardschriftart" style:family="text">
      <style:text-properties style:font-name="Aptos" style:font-name-asian="Aptos" style:font-name-complex="Aptos" fo:font-weight="bold" style:font-weight-asian="bold" style:font-weight-complex="bold"/>
    </style:style>
    <style:style style:name="T8" style:parent-style-name="Absatz-Standardschriftart" style:family="text">
      <style:text-properties style:font-name="Aptos" style:font-name-asian="Aptos" style:font-name-complex="Aptos"/>
    </style:style>
    <style:style style:name="P9" style:parent-style-name="Listenabsatz" style:family="paragraph">
      <style:paragraph-properties fo:margin-top="0.1666in" fo:margin-bottom="0.1666in"/>
    </style:style>
    <style:style style:name="T10" style:parent-style-name="Absatz-Standardschriftart" style:family="text">
      <style:text-properties style:font-name="Aptos" style:font-name-asian="Aptos" style:font-name-complex="Aptos" fo:font-weight="bold" style:font-weight-asian="bold" style:font-weight-complex="bold"/>
    </style:style>
    <style:style style:name="T11" style:parent-style-name="Absatz-Standardschriftart" style:family="text">
      <style:text-properties style:font-name="Aptos" style:font-name-asian="Aptos" style:font-name-complex="Aptos"/>
    </style:style>
    <style:style style:name="P12" style:parent-style-name="Listenabsatz" style:family="paragraph">
      <style:paragraph-properties fo:margin-top="0.1666in" fo:margin-bottom="0.1666in"/>
    </style:style>
    <style:style style:name="T13" style:parent-style-name="Absatz-Standardschriftart" style:family="text">
      <style:text-properties style:font-name="Aptos" style:font-name-asian="Aptos" style:font-name-complex="Aptos" fo:font-weight="bold" style:font-weight-asian="bold" style:font-weight-complex="bold"/>
    </style:style>
    <style:style style:name="T14" style:parent-style-name="Absatz-Standardschriftart" style:family="text">
      <style:text-properties style:font-name="Aptos" style:font-name-asian="Aptos" style:font-name-complex="Aptos"/>
    </style:style>
    <style:style style:name="T15" style:parent-style-name="Absatz-Standardschriftart" style:family="text">
      <style:text-properties style:font-name="Aptos" style:font-name-asian="Aptos" style:font-name-complex="Aptos" fo:font-weight="bold" style:font-weight-asian="bold" style:font-weight-complex="bold"/>
    </style:style>
    <style:style style:name="T16" style:parent-style-name="Absatz-Standardschriftart" style:family="text">
      <style:text-properties style:font-name="Aptos" style:font-name-asian="Aptos" style:font-name-complex="Aptos"/>
    </style:style>
    <style:style style:name="T17" style:parent-style-name="Absatz-Standardschriftart" style:family="text">
      <style:text-properties style:font-name="Aptos" style:font-name-asian="Aptos" style:font-name-complex="Aptos"/>
    </style:style>
    <style:style style:name="T18" style:parent-style-name="Absatz-Standardschriftart" style:family="text">
      <style:text-properties style:font-name="Aptos" style:font-name-asian="Aptos" style:font-name-complex="Aptos"/>
    </style:style>
    <style:style style:name="T19" style:parent-style-name="Absatz-Standardschriftart" style:family="text">
      <style:text-properties style:font-name="Aptos" style:font-name-asian="Aptos" style:font-name-complex="Aptos" fo:font-weight="bold" style:font-weight-asian="bold" style:font-weight-complex="bold"/>
    </style:style>
    <style:style style:name="P20" style:parent-style-name="Listenabsatz" style:family="paragraph">
      <style:paragraph-properties fo:margin-top="0.1666in" fo:margin-bottom="0.1666in"/>
    </style:style>
    <style:style style:name="T21" style:parent-style-name="Absatz-Standardschriftart" style:family="text">
      <style:text-properties style:font-name="Aptos" style:font-name-asian="Aptos" style:font-name-complex="Aptos" fo:font-weight="bold" style:font-weight-asian="bold" style:font-weight-complex="bold"/>
    </style:style>
    <style:style style:name="T22" style:parent-style-name="Absatz-Standardschriftart" style:family="text">
      <style:text-properties style:font-name="Aptos" style:font-name-asian="Aptos" style:font-name-complex="Aptos"/>
    </style:style>
    <style:style style:name="T23" style:parent-style-name="Absatz-Standardschriftart" style:family="text">
      <style:text-properties style:font-name="Aptos" style:font-name-asian="Aptos" style:font-name-complex="Aptos" fo:font-weight="bold" style:font-weight-asian="bold" style:font-weight-complex="bold"/>
    </style:style>
    <style:style style:name="T24" style:parent-style-name="Absatz-Standardschriftart" style:family="text">
      <style:text-properties style:font-name="Aptos" style:font-name-asian="Aptos" style:font-name-complex="Aptos"/>
    </style:style>
    <style:style style:name="P25" style:parent-style-name="Listenabsatz" style:family="paragraph">
      <style:paragraph-properties fo:margin-top="0.1666in" fo:margin-bottom="0.1666in"/>
    </style:style>
    <style:style style:name="T26" style:parent-style-name="Absatz-Standardschriftart" style:family="text">
      <style:text-properties style:font-name="Aptos" style:font-name-asian="Aptos" style:font-name-complex="Aptos"/>
    </style:style>
    <style:style style:name="T27" style:parent-style-name="Absatz-Standardschriftart" style:family="text">
      <style:text-properties style:font-name="Aptos" style:font-name-asian="Aptos" style:font-name-complex="Aptos" fo:font-weight="bold" style:font-weight-asian="bold" style:font-weight-complex="bold"/>
    </style:style>
    <style:style style:name="P28" style:parent-style-name="Listenabsatz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9" style:parent-style-name="Listenabsatz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0" style:parent-style-name="Listenabsatz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1" style:parent-style-name="Überschrift2" style:family="paragraph">
      <style:paragraph-properties fo:margin-top="0.2076in" fo:margin-bottom="0.2076in"/>
    </style:style>
    <style:style style:name="T32" style:parent-style-name="Absatz-Standardschriftart" style:family="text">
      <style:text-properties style:font-name="Aptos" style:font-name-asian="Aptos" style:font-name-complex="Aptos" fo:font-size="12pt" style:font-size-asian="12pt" style:font-size-complex="12pt"/>
    </style:style>
    <style:style style:name="P33" style:parent-style-name="Standard" style:family="paragraph">
      <style:paragraph-properties fo:margin-top="0.1666in" fo:margin-bottom="0.1666in"/>
    </style:style>
    <style:style style:name="T34" style:parent-style-name="Absatz-Standardschriftart" style:family="text">
      <style:text-properties style:font-name="Aptos" style:font-name-asian="Aptos" style:font-name-complex="Aptos"/>
    </style:style>
    <style:style style:name="T35" style:parent-style-name="Absatz-Standardschriftart" style:family="text">
      <style:text-properties style:font-name="Aptos" style:font-name-asian="Aptos" style:font-name-complex="Aptos" fo:font-weight="bold" style:font-weight-asian="bold" style:font-weight-complex="bold"/>
    </style:style>
    <style:style style:name="T36" style:parent-style-name="Absatz-Standardschriftart" style:family="text">
      <style:text-properties style:font-name="Aptos" style:font-name-asian="Aptos" style:font-name-complex="Aptos"/>
    </style:style>
    <style:style style:name="P37" style:parent-style-name="Listenabsatz" style:family="paragraph">
      <style:paragraph-properties fo:margin-top="0.1666in" fo:margin-bottom="0.1666in"/>
    </style:style>
    <style:style style:name="T38" style:parent-style-name="Absatz-Standardschriftart" style:family="text">
      <style:text-properties style:font-name="Aptos" style:font-name-asian="Aptos" style:font-name-complex="Aptos" fo:font-weight="bold" style:font-weight-asian="bold" style:font-weight-complex="bold"/>
    </style:style>
    <style:style style:name="T39" style:parent-style-name="Absatz-Standardschriftart" style:family="text">
      <style:text-properties style:font-name="Aptos" style:font-name-asian="Aptos" style:font-name-complex="Aptos"/>
    </style:style>
    <style:style style:name="P40" style:parent-style-name="Listenabsatz" style:family="paragraph">
      <style:paragraph-properties fo:margin-top="0.1666in" fo:margin-bottom="0.1666in"/>
    </style:style>
    <style:style style:name="T41" style:parent-style-name="Absatz-Standardschriftart" style:family="text">
      <style:text-properties style:font-name="Aptos" style:font-name-asian="Aptos" style:font-name-complex="Aptos"/>
    </style:style>
    <style:style style:name="T42" style:parent-style-name="Absatz-Standardschriftart" style:family="text">
      <style:text-properties style:font-name="Aptos" style:font-name-asian="Aptos" style:font-name-complex="Aptos" fo:font-weight="bold" style:font-weight-asian="bold" style:font-weight-complex="bold"/>
    </style:style>
    <style:style style:name="T43" style:parent-style-name="Absatz-Standardschriftart" style:family="text">
      <style:text-properties style:font-name="Aptos" style:font-name-asian="Aptos" style:font-name-complex="Aptos"/>
    </style:style>
    <style:style style:name="P44" style:parent-style-name="Listenabsatz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45" style:parent-style-name="Listenabsatz" style:family="paragraph">
      <style:paragraph-properties fo:margin-top="0.1666in" fo:margin-bottom="0.1666in"/>
    </style:style>
    <style:style style:name="T46" style:parent-style-name="Absatz-Standardschriftart" style:family="text">
      <style:text-properties style:font-name="Aptos" style:font-name-asian="Aptos" style:font-name-complex="Aptos"/>
    </style:style>
    <style:style style:name="T47" style:parent-style-name="Absatz-Standardschriftart" style:family="text">
      <style:text-properties style:font-name="Aptos" style:font-name-asian="Aptos" style:font-name-complex="Aptos" fo:font-weight="bold" style:font-weight-asian="bold" style:font-weight-complex="bold"/>
    </style:style>
    <style:style style:name="T48" style:parent-style-name="Absatz-Standardschriftart" style:family="text">
      <style:text-properties style:font-name="Aptos" style:font-name-asian="Aptos" style:font-name-complex="Aptos"/>
    </style:style>
    <style:style style:name="P49" style:parent-style-name="Überschrift2" style:family="paragraph">
      <style:paragraph-properties fo:margin-top="0.2076in" fo:margin-bottom="0.2076in"/>
    </style:style>
    <style:style style:name="T50" style:parent-style-name="Absatz-Standardschriftart" style:family="text">
      <style:text-properties style:font-name="Aptos" style:font-name-asian="Aptos" style:font-name-complex="Aptos" fo:font-size="12pt" style:font-size-asian="12pt" style:font-size-complex="12pt"/>
    </style:style>
    <style:style style:name="P51" style:parent-style-name="Standard" style:family="paragraph">
      <style:paragraph-properties fo:margin-top="0.1666in" fo:margin-bottom="0.1666in"/>
    </style:style>
    <style:style style:name="T52" style:parent-style-name="Absatz-Standardschriftart" style:family="text">
      <style:text-properties style:font-name="Aptos" style:font-name-asian="Aptos" style:font-name-complex="Aptos"/>
    </style:style>
    <style:style style:name="T53" style:parent-style-name="Absatz-Standardschriftart" style:family="text">
      <style:text-properties style:font-name="Aptos" style:font-name-asian="Aptos" style:font-name-complex="Aptos" fo:font-weight="bold" style:font-weight-asian="bold" style:font-weight-complex="bold"/>
    </style:style>
    <style:style style:name="T54" style:parent-style-name="Absatz-Standardschriftart" style:family="text">
      <style:text-properties style:font-name="Aptos" style:font-name-asian="Aptos" style:font-name-complex="Aptos"/>
    </style:style>
    <style:style style:name="P55" style:parent-style-name="Listenabsatz" style:family="paragraph">
      <style:paragraph-properties fo:margin-top="0.1666in" fo:margin-bottom="0.1666in"/>
    </style:style>
    <style:style style:name="T56" style:parent-style-name="Absatz-Standardschriftart" style:family="text">
      <style:text-properties style:font-name="Aptos" style:font-name-asian="Aptos" style:font-name-complex="Aptos" fo:font-weight="bold" style:font-weight-asian="bold" style:font-weight-complex="bold"/>
    </style:style>
    <style:style style:name="T57" style:parent-style-name="Absatz-Standardschriftart" style:family="text">
      <style:text-properties style:font-name="Aptos" style:font-name-asian="Aptos" style:font-name-complex="Aptos"/>
    </style:style>
    <style:style style:name="P58" style:parent-style-name="Listenabsatz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9" style:parent-style-name="Listenabsatz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60" style:parent-style-name="Listenabsatz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61" style:parent-style-name="Listenabsatz" style:family="paragraph">
      <style:paragraph-properties fo:margin-top="0.1666in" fo:margin-bottom="0.1666in"/>
    </style:style>
    <style:style style:name="T62" style:parent-style-name="Absatz-Standardschriftart" style:family="text">
      <style:text-properties style:font-name="Aptos" style:font-name-asian="Aptos" style:font-name-complex="Aptos" fo:font-weight="bold" style:font-weight-asian="bold" style:font-weight-complex="bold"/>
    </style:style>
    <style:style style:name="T63" style:parent-style-name="Absatz-Standardschriftart" style:family="text">
      <style:text-properties style:font-name="Aptos" style:font-name-asian="Aptos" style:font-name-complex="Aptos"/>
    </style:style>
    <style:style style:name="P64" style:parent-style-name="Listenabsatz" style:family="paragraph">
      <style:paragraph-properties fo:margin-top="0.1666in" fo:margin-bottom="0.1666in"/>
    </style:style>
    <style:style style:name="T65" style:parent-style-name="Absatz-Standardschriftart" style:family="text">
      <style:text-properties style:font-name="Aptos" style:font-name-asian="Aptos" style:font-name-complex="Aptos" fo:font-weight="bold" style:font-weight-asian="bold" style:font-weight-complex="bold"/>
    </style:style>
    <style:style style:name="T66" style:parent-style-name="Absatz-Standardschriftart" style:family="text">
      <style:text-properties style:font-name="Aptos" style:font-name-asian="Aptos" style:font-name-complex="Aptos"/>
    </style:style>
    <style:style style:name="P67" style:parent-style-name="Überschrift2" style:family="paragraph">
      <style:paragraph-properties fo:margin-top="0.2076in" fo:margin-bottom="0.2076in"/>
    </style:style>
    <style:style style:name="T68" style:parent-style-name="Absatz-Standardschriftart" style:family="text">
      <style:text-properties style:font-name="Aptos" style:font-name-asian="Aptos" style:font-name-complex="Aptos" fo:font-size="12pt" style:font-size-asian="12pt" style:font-size-complex="12pt"/>
    </style:style>
    <style:style style:name="P69" style:parent-style-name="Standard" style:family="paragraph">
      <style:paragraph-properties fo:margin-top="0.1666in" fo:margin-bottom="0.1666in"/>
    </style:style>
    <style:style style:name="T70" style:parent-style-name="Absatz-Standardschriftart" style:family="text">
      <style:text-properties style:font-name="Aptos" style:font-name-asian="Aptos" style:font-name-complex="Aptos"/>
    </style:style>
    <style:style style:name="P71" style:parent-style-name="Listenabsatz" style:family="paragraph">
      <style:paragraph-properties fo:margin-top="0.1666in" fo:margin-bottom="0.1666in"/>
    </style:style>
    <style:style style:name="T72" style:parent-style-name="Absatz-Standardschriftart" style:family="text">
      <style:text-properties style:font-name="Aptos" style:font-name-asian="Aptos" style:font-name-complex="Aptos" fo:font-weight="bold" style:font-weight-asian="bold" style:font-weight-complex="bold"/>
    </style:style>
    <style:style style:name="T73" style:parent-style-name="Absatz-Standardschriftart" style:family="text">
      <style:text-properties style:font-name="Aptos" style:font-name-asian="Aptos" style:font-name-complex="Aptos"/>
    </style:style>
    <style:style style:name="P74" style:parent-style-name="Listenabsatz" style:family="paragraph">
      <style:paragraph-properties fo:margin-top="0.1666in" fo:margin-bottom="0.1666in"/>
    </style:style>
    <style:style style:name="T75" style:parent-style-name="Absatz-Standardschriftart" style:family="text">
      <style:text-properties style:font-name="Aptos" style:font-name-asian="Aptos" style:font-name-complex="Aptos" fo:font-weight="bold" style:font-weight-asian="bold" style:font-weight-complex="bold"/>
    </style:style>
    <style:style style:name="T76" style:parent-style-name="Absatz-Standardschriftart" style:family="text">
      <style:text-properties style:font-name="Aptos" style:font-name-asian="Aptos" style:font-name-complex="Aptos"/>
    </style:style>
    <style:style style:name="P77" style:parent-style-name="Listenabsatz" style:family="paragraph">
      <style:paragraph-properties fo:margin-top="0.1666in" fo:margin-bottom="0.1666in"/>
    </style:style>
    <style:style style:name="T78" style:parent-style-name="Absatz-Standardschriftart" style:family="text">
      <style:text-properties style:font-name="Aptos" style:font-name-asian="Aptos" style:font-name-complex="Aptos" fo:font-weight="bold" style:font-weight-asian="bold" style:font-weight-complex="bold"/>
    </style:style>
    <style:style style:name="T79" style:parent-style-name="Absatz-Standardschriftart" style:family="text">
      <style:text-properties style:font-name="Aptos" style:font-name-asian="Aptos" style:font-name-complex="Aptos"/>
    </style:style>
    <style:style style:name="P80" style:parent-style-name="Listenabsatz" style:family="paragraph">
      <style:paragraph-properties fo:margin-top="0.1666in" fo:margin-bottom="0.1666in"/>
    </style:style>
    <style:style style:name="T81" style:parent-style-name="Absatz-Standardschriftart" style:family="text">
      <style:text-properties style:font-name="Aptos" style:font-name-asian="Aptos" style:font-name-complex="Aptos" fo:font-weight="bold" style:font-weight-asian="bold" style:font-weight-complex="bold"/>
    </style:style>
    <style:style style:name="T82" style:parent-style-name="Absatz-Standardschriftart" style:family="text">
      <style:text-properties style:font-name="Aptos" style:font-name-asian="Aptos" style:font-name-complex="Aptos"/>
    </style:style>
    <style:style style:name="P83" style:parent-style-name="Listenabsatz" style:family="paragraph">
      <style:paragraph-properties fo:margin-top="0.1666in" fo:margin-bottom="0.1666in"/>
    </style:style>
    <style:style style:name="T84" style:parent-style-name="Absatz-Standardschriftart" style:family="text">
      <style:text-properties style:font-name="Aptos" style:font-name-asian="Aptos" style:font-name-complex="Aptos"/>
    </style:style>
    <style:style style:name="T85" style:parent-style-name="Absatz-Standardschriftart" style:family="text">
      <style:text-properties style:font-name="Aptos" style:font-name-asian="Aptos" style:font-name-complex="Aptos" fo:font-weight="bold" style:font-weight-asian="bold" style:font-weight-complex="bold"/>
    </style:style>
    <style:style style:name="T86" style:parent-style-name="Absatz-Standardschriftart" style:family="text">
      <style:text-properties style:font-name="Aptos" style:font-name-asian="Aptos" style:font-name-complex="Aptos"/>
    </style:style>
    <style:style style:name="P87" style:parent-style-name="Überschrift2" style:family="paragraph">
      <style:paragraph-properties fo:margin-top="0.2076in" fo:margin-bottom="0.2076in"/>
    </style:style>
    <style:style style:name="T88" style:parent-style-name="Absatz-Standardschriftart" style:family="text">
      <style:text-properties style:font-name="Aptos" style:font-name-asian="Aptos" style:font-name-complex="Aptos" fo:font-size="12pt" style:font-size-asian="12pt" style:font-size-complex="12pt"/>
    </style:style>
    <style:style style:name="P89" style:parent-style-name="Standard" style:family="paragraph">
      <style:paragraph-properties fo:margin-top="0.1666in" fo:margin-bottom="0.1666in"/>
    </style:style>
    <style:style style:name="T90" style:parent-style-name="Absatz-Standardschriftart" style:family="text">
      <style:text-properties style:font-name="Aptos" style:font-name-asian="Aptos" style:font-name-complex="Aptos"/>
    </style:style>
    <style:style style:name="P91" style:parent-style-name="Listenabsatz" style:family="paragraph">
      <style:paragraph-properties fo:margin-top="0.1666in" fo:margin-bottom="0.1666in"/>
    </style:style>
    <style:style style:name="T92" style:parent-style-name="Absatz-Standardschriftart" style:family="text">
      <style:text-properties style:font-name="Aptos" style:font-name-asian="Aptos" style:font-name-complex="Aptos" fo:font-weight="bold" style:font-weight-asian="bold" style:font-weight-complex="bold"/>
    </style:style>
    <style:style style:name="T93" style:parent-style-name="Absatz-Standardschriftart" style:family="text">
      <style:text-properties style:font-name="Aptos" style:font-name-asian="Aptos" style:font-name-complex="Aptos"/>
    </style:style>
    <style:style style:name="T94" style:parent-style-name="Absatz-Standardschriftart" style:family="text">
      <style:text-properties style:font-name="Aptos" style:font-name-asian="Aptos" style:font-name-complex="Aptos" fo:font-weight="bold" style:font-weight-asian="bold" style:font-weight-complex="bold"/>
    </style:style>
    <style:style style:name="P95" style:parent-style-name="Listenabsatz" style:family="paragraph">
      <style:paragraph-properties fo:margin-top="0.1666in" fo:margin-bottom="0.1666in"/>
    </style:style>
    <style:style style:name="T96" style:parent-style-name="Absatz-Standardschriftart" style:family="text">
      <style:text-properties style:font-name="Aptos" style:font-name-asian="Aptos" style:font-name-complex="Aptos"/>
    </style:style>
    <style:style style:name="T97" style:parent-style-name="Absatz-Standardschriftart" style:family="text">
      <style:text-properties style:font-name="Aptos" style:font-name-asian="Aptos" style:font-name-complex="Aptos" fo:font-weight="bold" style:font-weight-asian="bold" style:font-weight-complex="bold"/>
    </style:style>
    <style:style style:name="T98" style:parent-style-name="Absatz-Standardschriftart" style:family="text">
      <style:text-properties style:font-name="Aptos" style:font-name-asian="Aptos" style:font-name-complex="Aptos" fo:font-weight="bold" style:font-weight-asian="bold" style:font-weight-complex="bold"/>
    </style:style>
    <style:style style:name="T99" style:parent-style-name="Absatz-Standardschriftart" style:family="text">
      <style:text-properties style:font-name="Aptos" style:font-name-asian="Aptos" style:font-name-complex="Aptos"/>
    </style:style>
    <style:style style:name="T100" style:parent-style-name="Absatz-Standardschriftart" style:family="text">
      <style:text-properties style:font-name="Aptos" style:font-name-asian="Aptos" style:font-name-complex="Aptos"/>
    </style:style>
    <style:style style:name="T101" style:parent-style-name="Absatz-Standardschriftart" style:family="text">
      <style:text-properties style:font-name="Aptos" style:font-name-asian="Aptos" style:font-name-complex="Aptos"/>
    </style:style>
    <style:style style:name="T102" style:parent-style-name="Absatz-Standardschriftart" style:family="text">
      <style:text-properties style:font-name="Aptos" style:font-name-asian="Aptos" style:font-name-complex="Aptos"/>
    </style:style>
    <style:style style:name="T103" style:parent-style-name="Absatz-Standardschriftart" style:family="text">
      <style:text-properties style:font-name="Aptos" style:font-name-asian="Aptos" style:font-name-complex="Aptos"/>
    </style:style>
    <style:style style:name="P104" style:parent-style-name="Listenabsatz" style:family="paragraph">
      <style:paragraph-properties fo:margin-top="0.1666in" fo:margin-bottom="0.1666in"/>
    </style:style>
    <style:style style:name="T105" style:parent-style-name="Absatz-Standardschriftart" style:family="text">
      <style:text-properties style:font-name="Aptos" style:font-name-asian="Aptos" style:font-name-complex="Aptos" fo:font-weight="bold" style:font-weight-asian="bold" style:font-weight-complex="bold"/>
    </style:style>
    <style:style style:name="T106" style:parent-style-name="Absatz-Standardschriftart" style:family="text">
      <style:text-properties style:font-name="Aptos" style:font-name-asian="Aptos" style:font-name-complex="Aptos"/>
    </style:style>
    <style:style style:name="P107" style:parent-style-name="Überschrift2" style:family="paragraph">
      <style:paragraph-properties fo:margin-top="0.2076in" fo:margin-bottom="0.2076in"/>
    </style:style>
    <style:style style:name="T108" style:parent-style-name="Absatz-Standardschriftart" style:family="text">
      <style:text-properties style:font-name="Aptos" style:font-name-asian="Aptos" style:font-name-complex="Aptos" fo:font-size="12pt" style:font-size-asian="12pt" style:font-size-complex="12pt"/>
    </style:style>
    <style:style style:name="P109" style:parent-style-name="Listenabsatz" style:family="paragraph">
      <style:paragraph-properties fo:margin-top="0.1666in" fo:margin-bottom="0.1666in"/>
    </style:style>
    <style:style style:name="T110" style:parent-style-name="Absatz-Standardschriftart" style:family="text">
      <style:text-properties style:font-name="Aptos" style:font-name-asian="Aptos" style:font-name-complex="Aptos"/>
    </style:style>
    <style:style style:name="T111" style:parent-style-name="Absatz-Standardschriftart" style:family="text">
      <style:text-properties style:font-name="Aptos" style:font-name-asian="Aptos" style:font-name-complex="Aptos" fo:font-weight="bold" style:font-weight-asian="bold" style:font-weight-complex="bold"/>
    </style:style>
    <style:style style:name="P112" style:parent-style-name="Listenabsatz" style:family="paragraph">
      <style:paragraph-properties fo:margin-top="0.1666in" fo:margin-bottom="0.1666in"/>
    </style:style>
    <style:style style:name="T113" style:parent-style-name="Absatz-Standardschriftart" style:family="text">
      <style:text-properties style:font-name="Aptos" style:font-name-asian="Aptos" style:font-name-complex="Aptos"/>
    </style:style>
    <style:style style:name="T114" style:parent-style-name="Absatz-Standardschriftart" style:family="text">
      <style:text-properties style:font-name="Aptos" style:font-name-asian="Aptos" style:font-name-complex="Aptos" fo:font-weight="bold" style:font-weight-asian="bold" style:font-weight-complex="bold"/>
    </style:style>
    <style:style style:name="P115" style:parent-style-name="Listenabsatz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116" style:parent-style-name="Listenabsatz" style:family="paragraph">
      <style:paragraph-properties fo:margin-top="0.1666in" fo:margin-bottom="0.1666in"/>
    </style:style>
    <style:style style:name="T117" style:parent-style-name="Absatz-Standardschriftart" style:family="text">
      <style:text-properties style:font-name="Aptos" style:font-name-asian="Aptos" style:font-name-complex="Aptos"/>
    </style:style>
    <style:style style:name="T118" style:parent-style-name="Absatz-Standardschriftart" style:family="text">
      <style:text-properties style:font-name="Aptos" style:font-name-asian="Aptos" style:font-name-complex="Aptos" fo:font-weight="bold" style:font-weight-asian="bold" style:font-weight-complex="bold"/>
    </style:style>
    <style:style style:name="T119" style:parent-style-name="Absatz-Standardschriftart" style:family="text">
      <style:text-properties style:font-name="Aptos" style:font-name-asian="Aptos" style:font-name-complex="Aptos"/>
    </style:style>
  </office:automatic-styles>
  <office:body>
    <office:text text:use-soft-page-breaks="true">
      <text:h text:style-name="P1" text:outline-level="2"><text:span text:style-name="T2">🛠 Herausforderung</text:span></text:h>
      <text:p text:style-name="P3"><text:span text:style-name="T4">Unser Geschäftslokal<text:s/></text:span><text:span text:style-name="T5">entspricht aktuell nicht den gesetzlichen Standards für den Verkauf von Lebensmitteln</text:span><text:span text:style-name="T6"><text:s/>– ein umfassender<text:s/></text:span><text:span text:style-name="T7">Umbau ist notwendig</text:span><text:span text:style-name="T8">.</text:span></text:p>
      <text:list text:style-name="LFO6" text:continue-numbering="true">
        <text:list-item>
          <text:p text:style-name="P9"><text:span text:style-name="T10">Umbauzeitraum</text:span><text:span text:style-name="T11">: 1 Monat</text:span></text:p>
        </text:list-item>
        <text:list-item>
          <text:p text:style-name="P12"><text:span text:style-name="T13">Finanzierung</text:span><text:span text:style-name="T14">: über<text:s/></text:span><text:span text:style-name="T15">Crowdfunding</text:span><text:span text:style-name="T16">,<text:s/></text:span><text:span text:style-name="T17">Ergebnis:</text:span><text:span text:style-name="T18"><text:s/></text:span><text:span text:style-name="T19">48.000 €</text:span></text:p>
        </text:list-item>
        <text:list-item>
          <text:p text:style-name="P20"><text:span text:style-name="T21">Beteiligung</text:span><text:span text:style-name="T22">: 120 engagierte Menschen aus der<text:s/></text:span><text:span text:style-name="T23">Apostelkirche</text:span><text:span text:style-name="T24"><text:s/>haben Ideen gesammelt</text:span></text:p>
        </text:list-item>
        <text:list-item>
          <text:p text:style-name="P25"><text:span text:style-name="T26">Die Ideen außer<text:s/></text:span><text:span text:style-name="T27">Crowdfunding:</text:span></text:p>
          <text:list text:continue-numbering="true">
            <text:list-item>
              <text:p text:style-name="P28">Discoabende</text:p>
            </text:list-item>
            <text:list-item>
              <text:p text:style-name="P29">Konzerte (auch in Kooperation mit der Kirche)</text:p>
            </text:list-item>
            <text:list-item>
              <text:p text:style-name="P30">Open-Air-Veranstaltungen</text:p>
            </text:list-item>
          </text:list>
        </text:list-item>
      </text:list>
      <text:p text:style-name="Standard"/>
      <text:h text:style-name="P31" text:outline-level="2"><text:span text:style-name="T32">🌱 Vision &amp; Zukunft</text:span></text:h>
      <text:p text:style-name="P33"><text:span text:style-name="T34">Unser Ziel ist der<text:s/></text:span><text:span text:style-name="T35">Umbau zu einem Bürger*innenladen</text:span><text:span text:style-name="T36"><text:s/>– ein Ort, an dem mehr passiert als nur Einkaufen:</text:span></text:p>
      <text:list text:style-name="LFO5" text:continue-numbering="true">
        <text:list-item>
          <text:p text:style-name="P37"><text:span text:style-name="T38">Treffpunkt</text:span><text:span text:style-name="T39"><text:s/>für die Nachbarschaft</text:span></text:p>
        </text:list-item>
        <text:list-item>
          <text:p text:style-name="P40"><text:span text:style-name="T41">Ein echter<text:s/></text:span><text:span text:style-name="T42">Hotspot</text:span><text:span text:style-name="T43"><text:s/>für Begegnung und Miteinander</text:span></text:p>
        </text:list-item>
        <text:list-item>
          <text:p text:style-name="P44">Kombination aus Nahversorgung &amp; Veranstaltungen</text:p>
        </text:list-item>
        <text:list-item>
          <text:p text:style-name="P45"><text:span text:style-name="T46">Förderung von<text:s/></text:span><text:span text:style-name="T47">regionaler Ernährung</text:span><text:span text:style-name="T48">, kultureller Teilhabe und Dialog</text:span></text:p>
        </text:list-item>
      </text:list>
      <text:p text:style-name="Standard"/>
      <text:h text:style-name="P49" text:outline-level="2"><text:span text:style-name="T50">🧀 Eigenherstellung &amp; Sortiment</text:span></text:h>
      <text:p text:style-name="P51"><text:span text:style-name="T52">Wir setzen auf<text:s/></text:span><text:span text:style-name="T53">Qualität, Regionalität und Transparenz</text:span><text:span text:style-name="T54">:</text:span></text:p>
      <text:list text:style-name="LFO4" text:continue-numbering="true">
        <text:list-item>
          <text:p text:style-name="P55"><text:span text:style-name="T56">Eigenproduktion</text:span><text:span text:style-name="T57">: Hausgemachter Käse &amp; frisches Brot</text:span></text:p>
        </text:list-item>
        <text:list-item>
          <text:p text:style-name="P58">Regionale Partner:innen:</text:p>
          <text:list text:continue-numbering="true">
            <text:list-item>
              <text:p text:style-name="P59">Kloster Berge</text:p>
            </text:list-item>
            <text:list-item>
              <text:p text:style-name="P60">Höfe Ratata</text:p>
            </text:list-item>
          </text:list>
        </text:list-item>
        <text:list-item>
          <text:p text:style-name="P61"><text:span text:style-name="T62">Ausgewähltes Sortiment</text:span><text:span text:style-name="T63"><text:s/>mit nachvollziehbarer Herkunft</text:span></text:p>
        </text:list-item>
        <text:list-item>
          <text:p text:style-name="P64"><text:span text:style-name="T65">Kompetente Beratung</text:span><text:span text:style-name="T66"><text:s/>– vielfach gelobt und ausgezeichnet</text:span></text:p>
        </text:list-item>
      </text:list>
      <text:p text:style-name="Standard"/>
      <text:h text:style-name="P67" text:outline-level="2"><text:span text:style-name="T68">🌍 Nachhaltigkeit &amp; Ressourcenschonung</text:span></text:h>
      <text:p text:style-name="P69"><text:span text:style-name="T70">Nachhaltigkeit ist unser Fundament:</text:span></text:p>
      <text:list text:style-name="LFO3" text:continue-numbering="true">
        <text:list-item>
          <text:p text:style-name="P71"><text:span text:style-name="T72">CO₂-Minimierung</text:span><text:span text:style-name="T73"><text:s/>durch kurze Lieferwege</text:span></text:p>
        </text:list-item>
        <text:list-item>
          <text:p text:style-name="P74"><text:span text:style-name="T75">Keine Flug- oder Schiffswaren</text:span><text:span text:style-name="T76">, außer wenn unvermeidbar</text:span></text:p>
        </text:list-item>
        <text:list-item>
          <text:p text:style-name="P77"><text:span text:style-name="T78">Ökologische Verpackungen</text:span><text:span text:style-name="T79">, z. B. Käsepapier</text:span></text:p>
        </text:list-item>
        <text:list-item>
          <text:p text:style-name="P80"><text:span text:style-name="T81">Energetischer Umbau</text:span><text:span text:style-name="T82">: stromsparende Kühlung, Lüftung &amp; Beleuchtung</text:span></text:p>
        </text:list-item>
        <text:list-item>
          <text:p text:style-name="P83"><text:span text:style-name="T84">Trotz<text:s/></text:span><text:span text:style-name="T85">Konkurrenzdruck</text:span><text:span text:style-name="T86">: faire Preise und nachhaltige Auswahl</text:span></text:p>
        </text:list-item>
      </text:list>
      <text:p text:style-name="Standard"/>
      <text:h text:style-name="P87" text:outline-level="2"><text:span text:style-name="T88">🍞 Lebensmittelverschwendung vermeiden</text:span></text:h>
      <text:p text:style-name="P89"><text:span text:style-name="T90">Wir sagen Lebensmittelverschwendung den Kampf an:</text:span></text:p>
      <text:list text:style-name="LFO2" text:continue-numbering="true">
        <text:list-item>
          <text:p text:style-name="P91"><text:span text:style-name="T92">Produkte kurz vor Ablauf</text:span><text:span text:style-name="T93">: Verkauf zum<text:s/></text:span><text:span text:style-name="T94">halben Preis</text:span></text:p>
        </text:list-item>
        <text:list-item>
          <text:p text:style-name="P95"><text:span text:style-name="T96">Kooperation mit<text:s/></text:span><text:span text:style-name="T97"><text:s/>FoodCharity</text:span><text:span text:style-name="T98"><text:s text:c="2"/></text:span><text:span text:style-name="T99">in<text:s/></text:span><text:span text:style-name="T100">Form</text:span><text:span text:style-name="T101"><text:s/>von Lebensmitte</text:span><text:span text:style-name="T102">l</text:span><text:span text:style-name="T103"><text:s/>spende<text:s/></text:span></text:p>
        </text:list-item>
        <text:list-item>
          <text:p text:style-name="P104"><text:span text:style-name="T105">Flexible Preisgestaltung</text:span><text:span text:style-name="T106">, statt Lebensmittel wegzuwerfen</text:span></text:p>
        </text:list-item>
      </text:list>
      <text:p text:style-name="Standard"/>
      <text:h text:style-name="P107" text:outline-level="2"><text:span text:style-name="T108">🏡 Warum Frohnhausen?</text:span></text:h>
      <text:list text:style-name="LFO1" text:continue-numbering="true">
        <text:list-item>
          <text:p text:style-name="P109"><text:span text:style-name="T110">Der Laden wurde<text:s/></text:span><text:span text:style-name="T111">übernommen und weiterentwickelt</text:span></text:p>
        </text:list-item>
        <text:list-item>
          <text:p text:style-name="P112"><text:span text:style-name="T113">Das Viertel hat eine<text:s/></text:span><text:span text:style-name="T114">eigene Seele</text:span></text:p>
        </text:list-item>
        <text:list-item>
          <text:p text:style-name="P115">Bodenständig, herzlich, gut erreichbar</text:p>
        </text:list-item>
        <text:list-item>
          <text:p text:style-name="P116"><text:span text:style-name="T117">Hier leben<text:s/></text:span><text:span text:style-name="T118">gute Menschen mit Zusammenhalt</text:span><text:span text:style-name="T119"><text:s/>– ideale Bedingungen für einen Bürger*innenladen mit Perspektive</text:span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MS Gothic" fo:color="#0F4761" fo:font-size="14pt" style:font-size-asian="14pt" style:font-size-complex="14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3000000072318</meta:initial-creator>
    <dc:creator>3000000072318</dc:creator>
    <meta:creation-date>2025-06-27T07:25:00Z</meta:creation-date>
    <dc:date>2025-06-27T07:25:00Z</dc:date>
    <meta:template xlink:href="Normal.dotm" xlink:type="simple"/>
    <meta:editing-cycles>1</meta:editing-cycles>
    <meta:editing-duration>PT0S</meta:editing-duration>
    <meta:document-statistic meta:page-count="1" meta:paragraph-count="3" meta:word-count="261" meta:character-count="1907" meta:row-count="13" meta:non-whitespace-character-count="1649"/>
  </office:meta>
</office:document-meta>
</file>